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os Acuñ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ías Arriagad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é Avendañ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nia Brav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tián Carrillo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are Cofré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lia de la Fuent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alina de la Fuent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Escalon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audio Fernández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árbara Flores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rnando García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tián Gonzáles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iana Gonzáles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nessa Lavandero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ía Lavandero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Llano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en Martínez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yan Muñoz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omé Muñoz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phanía Navarro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viera Orellana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el Ramírez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rge Retamal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rge Tapi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liana Torr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x Ullo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oselín Umañ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nuel Umañ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rge Vergar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árbara Yéven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8:13.516312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18:42.173495187</dc:date>
    <meta:editing-duration>PT16M42S</meta:editing-duration>
    <meta:editing-cycles>6</meta:editing-cycles>
    <meta:generator>LibreOffice/5.0.3.2$Linux_X86_64 LibreOffice_project/00m0$Build-2</meta:generator>
    <meta:document-statistic meta:table-count="1" meta:cell-count="78" meta:object-count="0"/>
  </office:meta>
</office:document-meta>
</file>